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3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ne line</text:p>
          </table:table-cell>
          <table:table-cell/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table:formula="of:=[.B2]*10/2" office:value-type="float" office:value="500" calcext:value-type="float">
            <text:p>5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Multiline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 table:number-columns-spanned="1" table:number-rows-spanned="2">
            <text:p>I am a multiline input. </text:p>
          </table:table-cell>
        </table:table-row>
        <table:table-row table:style-name="ro1">
          <table:table-cell/>
          <table:covered-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table:style-name="ce2" table:formula="of:=REPT([.B6];2)" office:value-type="string" office:string-value="I am a multiline input. I am a multiline input. " calcext:value-type="string" table:number-columns-spanned="1" table:number-rows-spanned="4">
            <text:p>I am a multiline input. I am a multiline input. </text:p>
          </table:table-cell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8:30:05.572585000</meta:creation-date>
    <meta:generator>LibreOffice/4.1.6.2$MacOSX_x86 LibreOffice_project/40ff705089295be5be0aae9b15123f687c05b0a</meta:generator>
    <dc:date>2017-10-16T18:34:21.618177000</dc:date>
    <meta:editing-duration>PT16S</meta:editing-duration>
    <meta:editing-cycles>2</meta:editing-cycles>
    <meta:document-statistic meta:table-count="1" meta:cell-count="10" meta:object-count="0"/>
  </office:meta>
</office:document-meta>
</file>